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markAction.parameterize(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ookmarkAction.act( Redirector redirector , SourceResolver resolver , Map objectModel , String source , Parameters par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BookmarkAction.loadConfig(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6">
            <text:p text:style-name="Table_20_Contents">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